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9271in" fo:margin-left="0in" fo:margin-right="-0.0021in" table:align="margins"/>
    </style:style>
    <style:style style:name="Table2.A" style:family="table-column">
      <style:table-column-properties style:column-width="0.6979in" style:rel-column-width="6602*"/>
    </style:style>
    <style:style style:name="Table2.B" style:family="table-column">
      <style:table-column-properties style:column-width="6.2292in" style:rel-column-width="58933*"/>
    </style:style>
    <style:style style:name="Table2.A1" style:family="table-cell">
      <style:table-cell-properties fo:padding="0.0382in" fo:border-left="0.0007in solid #000000" fo:border-right="none" fo:border-top="0.0007in solid #000000" fo:border-bottom="0.0007in solid #000000"/>
    </style:style>
    <style:style style:name="Table2.A2" style:family="table-cell" style:data-style-name="N37">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Times New Roman" fo:font-size="12pt" fo:font-weight="bold" style:font-size-asian="12pt" style:font-weight-asian="bold" style:font-name-complex="Times New Roman1" style:font-size-complex="12pt"/>
    </style:style>
    <style:style style:name="P2"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text-properties style:font-name="Times New Roman" fo:font-size="12pt" fo:font-style="normal" fo:font-weight="bold" style:font-size-asian="12pt" style:font-style-asian="normal" style:font-weight-asian="bold" style:font-name-complex="Times New Roman1" style:font-size-complex="12pt" style:font-style-complex="normal" style:font-weight-complex="bold"/>
    </style:style>
    <style:style style:name="P4" style:family="paragraph" style:parent-style-name="Standard">
      <style:paragraph-properties fo:line-height="100%" fo:text-align="start" style:justify-single-word="false" fo:background-color="#ffffff">
        <style:background-image/>
      </style:paragraph-properties>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P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Table_20_Contents">
      <style:paragraph-properties fo:text-align="start" style:justify-single-word="false"/>
      <style:text-properties fo:font-size="12pt" fo:font-weight="bold" style:font-size-asian="12pt" style:font-weight-asian="bold" style:font-size-complex="12pt"/>
    </style:style>
    <style:style style:name="T1" style:family="text">
      <style:text-properties style:font-weight-complex="bold"/>
    </style:style>
    <style:style style:name="T2" style:family="text">
      <style:text-properties style:font-name="Times New Roman" style:font-name-complex="Times New Roman1"/>
    </style:style>
    <style:style style:name="T3" style:family="text">
      <style:text-properties style:font-name="Times New Roman" style:font-name-complex="Times New Roman1" style:font-weight-complex="bold"/>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W CARE ASSOCIATES</text:p>
      <text:p text:style-name="P2"/>
      <text:p text:style-name="P2">Behavioral Log/IIH/Therapist</text:p>
      <text:p text:style-name="P2"/>
      <text:p text:style-name="P1">Name: <text:s/>Ellijay Brenn Pascual<text:tab/><text:tab/><text:tab/><text:tab/> <text:s text:c="24"/>Date: <text:s/>6/6/18 </text:p>
      <text:p text:style-name="P1">Referral Agency: <text:s/>PC <text:s text:c="13"/><text:tab/><text:tab/><text:tab/><text:tab/> <text:s text:c="11"/>Program: <text:s/>In-Home Supports</text:p>
      <text:p text:style-name="P3">Behavioral Services Rendered: <text:s/>ABA SERVICES</text:p>
      <text:p text:style-name="P3"/>
      <table:table table:name="Table2" table:style-name="Table2">
        <table:table-column table:style-name="Table2.A"/>
        <table:table-column table:style-name="Table2.B"/>
        <table:table-row>
          <table:table-cell table:style-name="Table2.A1" office:value-type="string">
            <text:p text:style-name="P5">Date</text:p>
          </table:table-cell>
          <table:table-cell table:style-name="Table2.A1" office:value-type="string">
            <text:p text:style-name="P5">Narrative: <text:s/>Please indicate the nature of the interaction and current status of the individual.</text:p>
          </table:table-cell>
        </table:table-row>
        <table:table-row>
          <table:table-cell table:style-name="Table2.A2" office:value-type="date" office:date-value="2018-06-06">
            <text:p text:style-name="P5">06/06/18</text:p>
          </table:table-cell>
          <table:table-cell table:style-name="Table2.B2" office:value-type="string">
            <text:p text:style-name="P6"><text:span text:style-name="T1">On 6/6/18 Master's</text:span><text:span text:style-name="T3"> level services were provided by Mirielle Toussaint. </text:span><text:span text:style-name="T1">The focus of concentration centered on the following: No significant changes noted for this session. This individual will receive information/assistance on increasing focus level, decrease frustration level, developing effective interaction skills, and learning numerical skills) . S</text:span><text:span text:style-name="T2">ession began by gathering information on client's recent behavioral patterns. </text:span>Caregiver said that client is okay but concerns about client that has not recovered from the seizure yet. Worker suggested that she gives client a little bit of time to pick up his normal behavioral patterns. Worker also ecommended that caregiver contact client 's neurologist in the case the current behavior continues. <text:s text:c="2"/>During meeting, worker assisted client in matching pictures and differentiate colors, which will help develop better critical thinking skills and increased his focus level. He also had assistance in tracing doted numbers (1 to 10) that will help develop numerical skills. Moreover, he received help on unloading a train and appropriately loading. In addition, client received constant verbal prompts to make appropriate eye contact and had assistance to use the bathroom as needed. <text:s/></text:p>
            <text:p text:style-name="P4"/>
            <text:p text:style-name="P4">During meeting, client appeared relaxed and motivated. Client was responsive to verbal prompts and provide great participation during meeting. </text:p>
            <text:p text:style-name="P4"/>
            <text:p text:style-name="P4"/>
            <text:p text:style-name="P4">Staff Name: Mirielle Toussaint</text:p>
            <text:p text:style-name="P4"/>
            <text:p text:style-name="P4"/>
            <text:p text:style-name="P4"/>
            <text:p text:style-name="P4"/>
            <text:p text:style-name="P4">Signature:</text:p>
            <text:p text:style-name="P4"/>
            <text:p text:style-name="P4"/>
            <text:p text:style-name="P4"/>
            <text:p text:style-name="P4"/>
            <text:p text:style-name="P4"/>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29T13:44:41.06</meta:creation-date>
    <dc:date>2018-06-29T13:54:12.36</dc:date>
    <meta:editing-duration>PT9M30S</meta:editing-duration>
    <meta:editing-cycles>3</meta:editing-cycles>
    <meta:generator>OpenOffice/4.1.2$Win32 OpenOffice.org_project/412m3$Build-9782</meta:generator>
    <meta:document-statistic meta:table-count="1" meta:image-count="0" meta:object-count="0" meta:page-count="1" meta:paragraph-count="12" meta:word-count="243" meta:character-count="1765"/>
  </office:meta>
</office:document-meta>
</file>